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41.9" table:style-name="ce1">
            <text:p>41,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28.4" table:style-name="ce1">
            <text:p>28,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9.9" table:style-name="ce1">
            <text:p>59,9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28.9" table:style-name="ce1">
            <text:p>28,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.9" table:style-name="ce1">
            <text:p>24,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24.4" table:style-name="ce1">
            <text:p>24,4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table:style-name="ce1"/>
          <table:table-cell office:value-type="float" office:value="26.9" table:style-name="ce1">
            <text:p>26,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39.9" table:style-name="ce1">
            <text:p>39,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44.9" table:style-name="ce1">
            <text:p>44,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34.9" table:style-name="ce1">
            <text:p>34,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24.4" table:style-name="ce1">
            <text:p>24,4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4.1900000000000004" table:style-name="ce1">
            <text:p>4,1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39.200000000000003" table:style-name="ce1">
            <text:p>39,2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13.9" table:style-name="ce1">
            <text:p>13,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.5" table:style-name="ce1">
            <text:p>26,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37.9" table:style-name="ce1">
            <text:p>37,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38.9" table:style-name="ce1">
            <text:p>38,9</text:p>
          </table:table-cell>
          <table:table-cell table:number-columns-repeated="16381"/>
        </table:table-row>
        <table:table-row table:number-rows-repeated="2" table:style-name="ro1">
          <table:table-cell/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59.9" table:style-name="ce1">
            <text:p>59,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19.899999999999999" table:style-name="ce1">
            <text:p>19,9</text:p>
          </table:table-cell>
          <table:table-cell table:number-columns-repeated="16382" table:style-name="ce1"/>
        </table:table-row>
        <table:table-row table:number-rows-repeated="3" table:style-name="ro1">
          <table:table-cell/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-11.44" table:style-name="ce1">
            <text:p>-11,44</text:p>
          </table:table-cell>
          <table:table-cell table:number-columns-repeated="2" table:style-name="ce1"/>
          <table:table-cell office:value-type="float" office:value="720.24999999999977" table:formula="of:=SUM([.B2:.C33])" table:style-name="ce1">
            <text:p>720,25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float" office:value="433.65" table:formula="of:=SUM([.B2:.B33])" table:style-name="ce1">
            <text:p>433,65</text:p>
          </table:table-cell>
          <table:table-cell office:value-type="float" office:value="286.60000000000002" table:formula="of:=SUM([.C1:.C24])" table:style-name="ce1">
            <text:p>286,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Casper</text:p>
          </table:table-cell>
          <table:table-cell office:value-type="string" table:style-name="ce3">
            <text:p>Thommas</text:p>
          </table:table-cell>
          <table:table-cell office:value-type="string" table:style-name="ce3">
            <text:p>Philip</text:p>
          </table:table-cell>
          <table:table-cell office:value-type="string" table:style-name="ce3">
            <text:p>Matti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8.41249999999999" table:formula="of:=SUM([.B37]/4)" table:style-name="ce1">
            <text:p>108,4125</text:p>
          </table:table-cell>
          <table:table-cell office:value-type="float" office:value="108.41249999999999" table:formula="of:=SUM([.B37]/4)" table:style-name="ce1">
            <text:p>108,4125</text:p>
          </table:table-cell>
          <table:table-cell office:value-type="float" office:value="108.41249999999999" table:formula="of:=SUM([.B37]/4)" table:style-name="ce1">
            <text:p>108,4125</text:p>
          </table:table-cell>
          <table:table-cell office:value-type="float" office:value="108.41249999999999" table:formula="of:=SUM([.B37]/4)" table:style-name="ce1">
            <text:p>108,4125</text:p>
          </table:table-cell>
          <table:table-cell office:value-type="float" office:value="433.65" table:formula="of:=SUM([.B40:.E40])" table:style-name="ce2">
            <text:p>433,6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5" table:style-name="ce1">
            <text:p>-5</text:p>
          </table:table-cell>
          <table:table-cell office:value-type="float" office:value="5" table:style-name="ce1">
            <text:p>5</text:p>
          </table:table-cell>
          <table:table-cell office:value-type="float" office:value="-10" table:style-name="ce1">
            <text:p>-10</text:p>
          </table:table-cell>
          <table:table-cell office:value-type="float" office:value="0" table:formula="of:=SUM([.B41:.E41])" table:style-name="ce2">
            <text:p>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76.8" table:formula="of:=SUM(37.9+38.9)" table:style-name="ce1">
            <text:p>76,8</text:p>
          </table:table-cell>
          <table:table-cell office:value-type="float" office:value="209.8" table:formula="of:=SUM([.C37]-[.D42])" table:style-name="ce1">
            <text:p>209,8</text:p>
          </table:table-cell>
          <table:table-cell office:value-type="float" office:value="286.60000000000002" table:formula="of:=SUM([.B42:.E42])" table:style-name="ce2">
            <text:p>286,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8.41249999999999" table:formula="of:=SUM([.B40:.B42])" table:style-name="ce4">
            <text:p>118,4125</text:p>
          </table:table-cell>
          <table:table-cell office:value-type="float" office:value="103.41249999999999" table:formula="of:=SUM([.C40:.C42])" table:style-name="ce5">
            <text:p>103,4125</text:p>
          </table:table-cell>
          <table:table-cell office:value-type="float" office:value="190.21249999999998" table:formula="of:=SUM([.D40:.D42])" table:style-name="ce5">
            <text:p>190,2125</text:p>
          </table:table-cell>
          <table:table-cell office:value-type="float" office:value="308.21249999999998" table:formula="of:=SUM([.E40:.E42])" table:style-name="ce6">
            <text:p>308,2125</text:p>
          </table:table-cell>
          <table:table-cell office:value-type="float" office:value="720.25" table:formula="of:=SUM([.B43:.E43])" table:style-name="ce2">
            <text:p>720,25</text:p>
          </table:table-cell>
          <table:table-cell table:number-columns-repeated="16378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ttis Hembre</meta:initial-creator>
    <dc:creator>Mattis Hembre</dc:creator>
    <meta:creation-date>2020-09-30T09:22:52Z</meta:creation-date>
    <dc:date>2020-09-30T09:41:03Z</dc:date>
  </office:meta>
</office:document-meta>
</file>